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45cm" fo:min-width="2.22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4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draw:id="id2">
            <draw:rect draw:style-name="gr1" draw:text-style-name="P1" draw:layer="layout" svg:width="5.159cm" svg:height="0.914cm" svg:x="3.392cm" svg:y="2.547cm" draw:corner-radius="0.5cm">
              <text:p/>
            </draw:rect>
            <draw:frame draw:style-name="gr2" draw:text-style-name="P3" draw:layer="layout" svg:width="4.968cm" svg:height="0.738cm" svg:x="3.633cm" svg:y="2.625cm">
              <draw:text-box>
                <text:p text:style-name="P2"><text:span text:style-name="T1">languages/pico/syntax/Pico</text:span></text:p>
              </draw:text-box>
            </draw:frame>
          </draw:g>
          <draw:g draw:id="id1">
            <draw:rect draw:style-name="gr3" draw:text-style-name="P1" draw:layer="layout" svg:width="6.446cm" svg:height="0.897cm" svg:x="2.75cm" svg:y="4.551cm" draw:corner-radius="0.5cm">
              <text:p/>
            </draw:rect>
            <draw:frame draw:style-name="gr4" draw:text-style-name="P3" draw:layer="layout" svg:width="6.162cm" svg:height="0.738cm" svg:x="3.021cm" svg:y="4.649cm">
              <draw:text-box>
                <text:p text:style-name="P2"><text:span text:style-name="T1">languages/pico/syntax/Identifiers</text:span></text:p>
              </draw:text-box>
            </draw:frame>
          </draw:g>
          <draw:g draw:id="id3">
            <draw:rect draw:style-name="gr5" draw:text-style-name="P1" draw:layer="layout" svg:width="3.44cm" svg:height="0.83cm" svg:x="4.276cm" svg:y="6.447cm" draw:corner-radius="0.5cm">
              <text:p/>
            </draw:rect>
            <draw:frame draw:style-name="gr6" draw:text-style-name="P3" draw:layer="layout" svg:width="3.436cm" svg:height="0.738cm" svg:x="4.235cm" svg:y="6.549cm">
              <draw:text-box>
                <text:p text:style-name="P2"><text:span text:style-name="T1">basic/Whitespace</text:span></text:p>
              </draw:text-box>
            </draw:frame>
          </draw:g>
          <draw:connector draw:style-name="gr7" draw:text-style-name="P4" draw:layer="layout" draw:type="line" svg:x1="5.973cm" svg:y1="4.551cm" svg:x2="5.996cm" svg:y2="3.461cm" draw:start-shape="id1" draw:start-glue-point="0" draw:end-shape="id2" draw:end-glue-point="2">
            <text:p/>
          </draw:connector>
          <draw:connector draw:style-name="gr7" draw:text-style-name="P4" draw:layer="layout" draw:type="line" svg:x1="5.975cm" svg:y1="6.447cm" svg:x2="5.973cm" svg:y2="5.448cm" draw:start-shape="id3" draw:start-glue-point="0" draw:end-shape="id1" draw:end-glue-point="2">
            <text:p/>
          </draw:connector>
          <draw:g>
            <draw:rect draw:style-name="gr8" draw:text-style-name="P1" draw:layer="layout" svg:width="2.819cm" svg:height="0.926cm" svg:x="0.347cm" svg:y="0.313cm" draw:corner-radius="0.5cm">
              <text:p/>
            </draw:rect>
            <draw:frame draw:style-name="gr9" draw:text-style-name="P3" draw:layer="layout" svg:width="2.72cm" svg:height="0.738cm" svg:x="0.505cm" svg:y="0.415cm">
              <draw:text-box>
                <text:p text:style-name="P2"><text:span text:style-name="T1">basic/NatCon</text:span></text:p>
              </draw:text-box>
            </draw:frame>
          </draw:g>
          <draw:g>
            <draw:rect draw:style-name="gr10" draw:text-style-name="P1" draw:layer="layout" svg:width="5.124cm" svg:height="0.965cm" svg:x="6.686cm" svg:y="0.313cm" draw:corner-radius="0.5cm">
              <text:p/>
            </draw:rect>
            <draw:frame draw:style-name="gr11" draw:text-style-name="P3" draw:layer="layout" svg:width="5.286cm" svg:height="0.738cm" svg:x="6.613cm" svg:y="0.439cm">
              <draw:text-box>
                <text:p text:style-name="P2"><text:span text:style-name="T1">languages/pico/syntax/Types</text:span></text:p>
              </draw:text-box>
            </draw:frame>
          </draw:g>
          <draw:g>
            <draw:rect draw:style-name="gr12" draw:text-style-name="P1" draw:layer="layout" svg:width="2.694cm" svg:height="0.945cm" svg:x="3.619cm" svg:y="0.313cm" draw:corner-radius="0.5cm">
              <text:p/>
            </draw:rect>
            <draw:frame draw:style-name="gr13" draw:text-style-name="P3" draw:layer="layout" svg:width="2.798cm" svg:height="0.738cm" svg:x="3.624cm" svg:y="0.434cm">
              <draw:text-box>
                <text:p text:style-name="P2"><text:span text:style-name="T1">basic/StrCon</text:span></text:p>
              </draw:text-box>
            </draw:frame>
          </draw:g>
          <draw:line draw:style-name="gr14" draw:text-style-name="P4" draw:layer="layout" svg:x1="5.155cm" svg:y1="1.258cm" svg:x2="5.173cm" svg:y2="2.517cm">
            <text:p/>
          </draw:line>
          <draw:line draw:style-name="gr14" draw:text-style-name="P4" draw:layer="layout" svg:x1="9.172cm" svg:y1="1.297cm" svg:x2="7.631cm" svg:y2="2.517cm">
            <text:p/>
          </draw:line>
          <draw:line draw:style-name="gr14" draw:text-style-name="P4" draw:layer="layout" svg:x1="2.067cm" svg:y1="1.239cm" svg:x2="4.315cm" svg:y2="2.49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5" draw:display-name="Gradient 5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'Albany AMT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8-20T15:59:35</meta:creation-date>
    <dc:date>2007-09-03T13:29:53</dc:date>
    <dc:language>en-US</dc:language>
    <meta:editing-cycles>9</meta:editing-cycles>
    <meta:editing-duration>PT49M9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